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2f25" officeooo:paragraph-rsid="001c2f25"/>
    </style:style>
    <style:style style:name="P2" style:family="paragraph" style:parent-style-name="Standard">
      <style:text-properties officeooo:rsid="001eed14" officeooo:paragraph-rsid="001eed14"/>
    </style:style>
    <style:style style:name="T1" style:family="text">
      <style:text-properties officeooo:rsid="001ac54d"/>
    </style:style>
    <style:style style:name="T2" style:family="text">
      <style:text-properties officeooo:rsid="001db47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Social Problem</text:span></text:p>
      <text:p text:style-name="Standard"><text:tab/><text:span text:style-name="T1">A social problem in modern society is the concern regarding the inverse relationship between individual privacy and information technology. More and more in western societies there are people getting employed to help develop technologies to collect, handle and distribute data than any other occupation. Today researchers at Cisco estimate that there were about 8-10 billion devices connected to the internet in 2012. (</text:span><text:a xlink:type="simple" xlink:href="https://www.forbes.com/sites/quora/2013/01/07/how-many-things-are-currently-connected-to-the-internet-of-things-iot/#36100993bd2d" text:style-name="Internet_20_link" text:visited-style-name="Visited_20_Internet_20_Link"><text:span text:style-name="T1">https://www.forbes.com/sites/quora/2013/01/07/how-many-things-are-currently-connected-to-the-internet-of-things-iot/#36100993bd2d</text:span></text:a><text:span text:style-name="T1">)</text:span></text:p>
      <text:p text:style-name="P1">With the exponential growth rate of about 328 million devices being connected to the internet every month, the number of total devices connected to the internet is likely to rise to 50 billion by 2022. That is about 500 devices per home. This social problem effects everyone around the world that is connected to the internet or anyone who is near someone else who is connected to the internet. This social issue is a widely known as the on coming event of singularity, as some futurist describe i<text:span text:style-name="T2">t</text:span> as <text:span text:style-name="T2">the hypothesis that the invention of artificial super intelligence will abruptly trigger the runaway technological growth, resulting in unfathomable changes to human civilization. There are several assumptions made regarding the concept of a Super intelligence that reason that humans may or may not have control over it. This essentially boils down to an individual bases. For instance our ability to demonstrate self control in a variety of areas inevitably portrays the level of control we may or not have over this (ASI). Examples of those different arenas include but are not limited to, personal finance, control over wants and needs, social media stimuli intake. Overall our ability to maintain remain in control of our limbic system.</text:span></text:p>
      <text:p text:style-name="P2">Which is the complex system of nerves and networks in our brains, that controls out basic emotions (fear, pleasure, anger) and drives (hunger, sex, dominance, care of offspring). Thus our ability to control these very primal senses and feelings with determine the amount of control we have over this super artificial intelligen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2T13:40:39.772371960</meta:creation-date>
    <dc:date>2019-02-02T14:36:02.080090361</dc:date>
    <meta:editing-duration>PT30S</meta:editing-duration>
    <meta:editing-cycles>1</meta:editing-cycles>
    <meta:document-statistic meta:table-count="0" meta:image-count="0" meta:object-count="0" meta:page-count="1" meta:paragraph-count="4" meta:word-count="322" meta:character-count="2144" meta:non-whitespace-character-count="1818"/>
    <meta:generator>LibreOffice/6.0.7.3$Linux_X86_64 LibreOffice_project/00m0$Build-3</meta:generator>
  </office:meta>
</office:document-meta>
</file>